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projet CALAS a pour but de mettre au point un système de positionnement laser capable de localiser précisément la position des chariots cavaliers sur un terminal à conteneurs. L'information donné par un tel système permet d'envisager une optimisation de leur activité. En effet, un terminal à conteneurs est un système ouvert sujet à la dynamicité et donc un grand nombre d'événements peuvent y survenir. Ces derniers concernent les arrivées et les départs de conteneurs. Au sein du terminal, les chariots cavaliers sont des véhicules capable de déplacer des conteneurs d'un point à un autre du terminal. Notre but est d'optimiser le déplacement de ces chariots cavaliers afin d'améliorer la performance globale du terminal. D'autre part, les missions arrivent dans le système de manière imprévisible et les chariots cavaliers sont conduits par des humains. Ils peuvent donc choisir de suivre ou non le plan de mission qui leur a été attribué. Pour toutes ces raisons, l'état exact du système, c'est-à-dire la position exacte des conteneurs n'est pas connue de manière fiable. Le système d'optimisation que nous essayons de mettre au point doit donc être tolérant aux fautes et adaptatif. Mais comment dans un tel contexte, attribuer une mission à un chariot cavalier ? Nous proposons une approche par simulation qui utilise une méta-heuristique basée sur Ant Colony pour résoudre ce problème d'ordonnanc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15T09:38:43</meta:creation-date>
    <dc:date>2009-04-15T09:49:55</dc:date>
    <meta:editing-cycles>1</meta:editing-cycles>
    <meta:editing-duration>PT11M13S</meta:editing-duration>
    <meta:user-defined meta:name="Info 1"/>
    <meta:user-defined meta:name="Info 2"/>
    <meta:user-defined meta:name="Info 3"/>
    <meta:user-defined meta:name="Info 4"/>
    <meta:document-statistic meta:table-count="0" meta:image-count="0" meta:object-count="0" meta:page-count="1" meta:paragraph-count="1" meta:word-count="224" meta:character-count="1413"/>
  </office:meta>
</office:document-meta>
</file>